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formula="of:=COM.MICROSOFT.CONCAT([.A1];[.B1];[.C1];[.D1];[.E1];[.F1];&quot;,&quot;)" office:value-type="string" office:string-value="&quot;91&quot;:1," calcext:value-type="string">
            <text:p>"91":1,</text:p>
          </table:table-cell>
          <table:table-cell table:formula="of:=COM.MICROSOFT.CONCAT([.A1];[.C1];[.B1];[.D1];[.E1];[.F1];&quot;,&quot;)" office:value-type="string" office:string-value="&quot;19&quot;:1," calcext:value-type="string">
            <text:p>"19":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2]=9;[.C1]+1;[.C1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]+1" office:value-type="float" office:value="2" calcext:value-type="float">
            <text:p>2</text:p>
          </table:table-cell>
          <table:table-cell table:formula="of:=COM.MICROSOFT.CONCAT([.A2];[.B2];[.C2];[.D2];[.E2];[.F2];&quot;,&quot;)" office:value-type="string" office:string-value="&quot;81&quot;:2," calcext:value-type="string">
            <text:p>"81":2,</text:p>
          </table:table-cell>
          <table:table-cell table:formula="of:=COM.MICROSOFT.CONCAT([.A2];[.C2];[.B2];[.D2];[.E2];[.F2];&quot;,&quot;)" office:value-type="string" office:string-value="&quot;18&quot;:2," calcext:value-type="string">
            <text:p>"18":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3]=9;[.C2]+1;[.C2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]+1" office:value-type="float" office:value="3" calcext:value-type="float">
            <text:p>3</text:p>
          </table:table-cell>
          <table:table-cell table:formula="of:=COM.MICROSOFT.CONCAT([.A3];[.B3];[.C3];[.D3];[.E3];[.F3];&quot;,&quot;)" office:value-type="string" office:string-value="&quot;71&quot;:3," calcext:value-type="string">
            <text:p>"71":3,</text:p>
          </table:table-cell>
          <table:table-cell table:formula="of:=COM.MICROSOFT.CONCAT([.A3];[.C3];[.B3];[.D3];[.E3];[.F3];&quot;,&quot;)" office:value-type="string" office:string-value="&quot;17&quot;:3," calcext:value-type="string">
            <text:p>"17":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4]=9;[.C3]+1;[.C3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]+1" office:value-type="float" office:value="4" calcext:value-type="float">
            <text:p>4</text:p>
          </table:table-cell>
          <table:table-cell table:formula="of:=COM.MICROSOFT.CONCAT([.A4];[.B4];[.C4];[.D4];[.E4];[.F4];&quot;,&quot;)" office:value-type="string" office:string-value="&quot;61&quot;:4," calcext:value-type="string">
            <text:p>"61":4,</text:p>
          </table:table-cell>
          <table:table-cell table:formula="of:=COM.MICROSOFT.CONCAT([.A4];[.C4];[.B4];[.D4];[.E4];[.F4];&quot;,&quot;)" office:value-type="string" office:string-value="&quot;16&quot;:4," calcext:value-type="string">
            <text:p>"16":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5]=9;[.C4]+1;[.C4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]+1" office:value-type="float" office:value="5" calcext:value-type="float">
            <text:p>5</text:p>
          </table:table-cell>
          <table:table-cell table:formula="of:=COM.MICROSOFT.CONCAT([.A5];[.B5];[.C5];[.D5];[.E5];[.F5];&quot;,&quot;)" office:value-type="string" office:string-value="&quot;51&quot;:5," calcext:value-type="string">
            <text:p>"51":5,</text:p>
          </table:table-cell>
          <table:table-cell table:formula="of:=COM.MICROSOFT.CONCAT([.A5];[.C5];[.B5];[.D5];[.E5];[.F5];&quot;,&quot;)" office:value-type="string" office:string-value="&quot;15&quot;:5," calcext:value-type="string">
            <text:p>"15":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6]=9;[.C5]+1;[.C5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]+1" office:value-type="float" office:value="6" calcext:value-type="float">
            <text:p>6</text:p>
          </table:table-cell>
          <table:table-cell table:formula="of:=COM.MICROSOFT.CONCAT([.A6];[.B6];[.C6];[.D6];[.E6];[.F6];&quot;,&quot;)" office:value-type="string" office:string-value="&quot;41&quot;:6," calcext:value-type="string">
            <text:p>"41":6,</text:p>
          </table:table-cell>
          <table:table-cell table:formula="of:=COM.MICROSOFT.CONCAT([.A6];[.C6];[.B6];[.D6];[.E6];[.F6];&quot;,&quot;)" office:value-type="string" office:string-value="&quot;14&quot;:6," calcext:value-type="string">
            <text:p>"14":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7]=9;[.C6]+1;[.C6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]+1" office:value-type="float" office:value="7" calcext:value-type="float">
            <text:p>7</text:p>
          </table:table-cell>
          <table:table-cell table:formula="of:=COM.MICROSOFT.CONCAT([.A7];[.B7];[.C7];[.D7];[.E7];[.F7];&quot;,&quot;)" office:value-type="string" office:string-value="&quot;31&quot;:7," calcext:value-type="string">
            <text:p>"31":7,</text:p>
          </table:table-cell>
          <table:table-cell table:formula="of:=COM.MICROSOFT.CONCAT([.A7];[.C7];[.B7];[.D7];[.E7];[.F7];&quot;,&quot;)" office:value-type="string" office:string-value="&quot;13&quot;:7," calcext:value-type="string">
            <text:p>"13":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8]=9;[.C7]+1;[.C7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]+1" office:value-type="float" office:value="8" calcext:value-type="float">
            <text:p>8</text:p>
          </table:table-cell>
          <table:table-cell table:formula="of:=COM.MICROSOFT.CONCAT([.A8];[.B8];[.C8];[.D8];[.E8];[.F8];&quot;,&quot;)" office:value-type="string" office:string-value="&quot;21&quot;:8," calcext:value-type="string">
            <text:p>"21":8,</text:p>
          </table:table-cell>
          <table:table-cell table:formula="of:=COM.MICROSOFT.CONCAT([.A8];[.C8];[.B8];[.D8];[.E8];[.F8];&quot;,&quot;)" office:value-type="string" office:string-value="&quot;12&quot;:8," calcext:value-type="string">
            <text:p>"12":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9]=9;[.C8]+1;[.C8])"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8]+1" office:value-type="float" office:value="9" calcext:value-type="float">
            <text:p>9</text:p>
          </table:table-cell>
          <table:table-cell table:formula="of:=COM.MICROSOFT.CONCAT([.A9];[.B9];[.C9];[.D9];[.E9];[.F9];&quot;,&quot;)" office:value-type="string" office:string-value="&quot;11&quot;:9," calcext:value-type="string">
            <text:p>"11":9,</text:p>
          </table:table-cell>
          <table:table-cell table:formula="of:=COM.MICROSOFT.CONCAT([.A9];[.C9];[.B9];[.D9];[.E9];[.F9];&quot;,&quot;)" office:value-type="string" office:string-value="&quot;11&quot;:9," calcext:value-type="string">
            <text:p>"11":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10]=9;[.C9]+1;[.C9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9]+1" office:value-type="float" office:value="10" calcext:value-type="float">
            <text:p>10</text:p>
          </table:table-cell>
          <table:table-cell table:formula="of:=COM.MICROSOFT.CONCAT([.A10];[.B10];[.C10];[.D10];[.E10];[.F10];&quot;,&quot;)" office:value-type="string" office:string-value="&quot;92&quot;:10," calcext:value-type="string">
            <text:p>"92":10,</text:p>
          </table:table-cell>
          <table:table-cell table:formula="of:=COM.MICROSOFT.CONCAT([.A10];[.C10];[.B10];[.D10];[.E10];[.F10];&quot;,&quot;)" office:value-type="string" office:string-value="&quot;29&quot;:10," calcext:value-type="string">
            <text:p>"29":1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11]=9;[.C10]+1;[.C10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0]+1" office:value-type="float" office:value="11" calcext:value-type="float">
            <text:p>11</text:p>
          </table:table-cell>
          <table:table-cell table:formula="of:=COM.MICROSOFT.CONCAT([.A11];[.B11];[.C11];[.D11];[.E11];[.F11];&quot;,&quot;)" office:value-type="string" office:string-value="&quot;82&quot;:11," calcext:value-type="string">
            <text:p>"82":11,</text:p>
          </table:table-cell>
          <table:table-cell table:formula="of:=COM.MICROSOFT.CONCAT([.A11];[.C11];[.B11];[.D11];[.E11];[.F11];&quot;,&quot;)" office:value-type="string" office:string-value="&quot;28&quot;:11," calcext:value-type="string">
            <text:p>"28":1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12]=9;[.C11]+1;[.C11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1]+1" office:value-type="float" office:value="12" calcext:value-type="float">
            <text:p>12</text:p>
          </table:table-cell>
          <table:table-cell table:formula="of:=COM.MICROSOFT.CONCAT([.A12];[.B12];[.C12];[.D12];[.E12];[.F12];&quot;,&quot;)" office:value-type="string" office:string-value="&quot;72&quot;:12," calcext:value-type="string">
            <text:p>"72":12,</text:p>
          </table:table-cell>
          <table:table-cell table:formula="of:=COM.MICROSOFT.CONCAT([.A12];[.C12];[.B12];[.D12];[.E12];[.F12];&quot;,&quot;)" office:value-type="string" office:string-value="&quot;27&quot;:12," calcext:value-type="string">
            <text:p>"27":1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13]=9;[.C12]+1;[.C12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2]+1" office:value-type="float" office:value="13" calcext:value-type="float">
            <text:p>13</text:p>
          </table:table-cell>
          <table:table-cell table:formula="of:=COM.MICROSOFT.CONCAT([.A13];[.B13];[.C13];[.D13];[.E13];[.F13];&quot;,&quot;)" office:value-type="string" office:string-value="&quot;62&quot;:13," calcext:value-type="string">
            <text:p>"62":13,</text:p>
          </table:table-cell>
          <table:table-cell table:formula="of:=COM.MICROSOFT.CONCAT([.A13];[.C13];[.B13];[.D13];[.E13];[.F13];&quot;,&quot;)" office:value-type="string" office:string-value="&quot;26&quot;:13," calcext:value-type="string">
            <text:p>"26":1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14]=9;[.C13]+1;[.C13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3]+1" office:value-type="float" office:value="14" calcext:value-type="float">
            <text:p>14</text:p>
          </table:table-cell>
          <table:table-cell table:formula="of:=COM.MICROSOFT.CONCAT([.A14];[.B14];[.C14];[.D14];[.E14];[.F14];&quot;,&quot;)" office:value-type="string" office:string-value="&quot;52&quot;:14," calcext:value-type="string">
            <text:p>"52":14,</text:p>
          </table:table-cell>
          <table:table-cell table:formula="of:=COM.MICROSOFT.CONCAT([.A14];[.C14];[.B14];[.D14];[.E14];[.F14];&quot;,&quot;)" office:value-type="string" office:string-value="&quot;25&quot;:14," calcext:value-type="string">
            <text:p>"25":1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15]=9;[.C14]+1;[.C14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4]+1" office:value-type="float" office:value="15" calcext:value-type="float">
            <text:p>15</text:p>
          </table:table-cell>
          <table:table-cell table:formula="of:=COM.MICROSOFT.CONCAT([.A15];[.B15];[.C15];[.D15];[.E15];[.F15];&quot;,&quot;)" office:value-type="string" office:string-value="&quot;42&quot;:15," calcext:value-type="string">
            <text:p>"42":15,</text:p>
          </table:table-cell>
          <table:table-cell table:formula="of:=COM.MICROSOFT.CONCAT([.A15];[.C15];[.B15];[.D15];[.E15];[.F15];&quot;,&quot;)" office:value-type="string" office:string-value="&quot;24&quot;:15," calcext:value-type="string">
            <text:p>"24":1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16]=9;[.C15]+1;[.C15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5]+1" office:value-type="float" office:value="16" calcext:value-type="float">
            <text:p>16</text:p>
          </table:table-cell>
          <table:table-cell table:formula="of:=COM.MICROSOFT.CONCAT([.A16];[.B16];[.C16];[.D16];[.E16];[.F16];&quot;,&quot;)" office:value-type="string" office:string-value="&quot;32&quot;:16," calcext:value-type="string">
            <text:p>"32":16,</text:p>
          </table:table-cell>
          <table:table-cell table:formula="of:=COM.MICROSOFT.CONCAT([.A16];[.C16];[.B16];[.D16];[.E16];[.F16];&quot;,&quot;)" office:value-type="string" office:string-value="&quot;23&quot;:16," calcext:value-type="string">
            <text:p>"23":1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17]=9;[.C16]+1;[.C16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6]+1" office:value-type="float" office:value="17" calcext:value-type="float">
            <text:p>17</text:p>
          </table:table-cell>
          <table:table-cell table:formula="of:=COM.MICROSOFT.CONCAT([.A17];[.B17];[.C17];[.D17];[.E17];[.F17];&quot;,&quot;)" office:value-type="string" office:string-value="&quot;22&quot;:17," calcext:value-type="string">
            <text:p>"22":17,</text:p>
          </table:table-cell>
          <table:table-cell table:formula="of:=COM.MICROSOFT.CONCAT([.A17];[.C17];[.B17];[.D17];[.E17];[.F17];&quot;,&quot;)" office:value-type="string" office:string-value="&quot;22&quot;:17," calcext:value-type="string">
            <text:p>"22":1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18]=9;[.C17]+1;[.C17])" office:value-type="float" office:value="2" calcext:value-type="float">
            <text:p>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7]+1" office:value-type="float" office:value="18" calcext:value-type="float">
            <text:p>18</text:p>
          </table:table-cell>
          <table:table-cell table:formula="of:=COM.MICROSOFT.CONCAT([.A18];[.B18];[.C18];[.D18];[.E18];[.F18];&quot;,&quot;)" office:value-type="string" office:string-value="&quot;12&quot;:18," calcext:value-type="string">
            <text:p>"12":18,</text:p>
          </table:table-cell>
          <table:table-cell table:formula="of:=COM.MICROSOFT.CONCAT([.A18];[.C18];[.B18];[.D18];[.E18];[.F18];&quot;,&quot;)" office:value-type="string" office:string-value="&quot;21&quot;:18," calcext:value-type="string">
            <text:p>"21":1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19]=9;[.C18]+1;[.C18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8]+1" office:value-type="float" office:value="19" calcext:value-type="float">
            <text:p>19</text:p>
          </table:table-cell>
          <table:table-cell table:formula="of:=COM.MICROSOFT.CONCAT([.A19];[.B19];[.C19];[.D19];[.E19];[.F19];&quot;,&quot;)" office:value-type="string" office:string-value="&quot;93&quot;:19," calcext:value-type="string">
            <text:p>"93":19,</text:p>
          </table:table-cell>
          <table:table-cell table:formula="of:=COM.MICROSOFT.CONCAT([.A19];[.C19];[.B19];[.D19];[.E19];[.F19];&quot;,&quot;)" office:value-type="string" office:string-value="&quot;39&quot;:19," calcext:value-type="string">
            <text:p>"39":1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20]=9;[.C19]+1;[.C19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19]+1" office:value-type="float" office:value="20" calcext:value-type="float">
            <text:p>20</text:p>
          </table:table-cell>
          <table:table-cell table:formula="of:=COM.MICROSOFT.CONCAT([.A20];[.B20];[.C20];[.D20];[.E20];[.F20];&quot;,&quot;)" office:value-type="string" office:string-value="&quot;83&quot;:20," calcext:value-type="string">
            <text:p>"83":20,</text:p>
          </table:table-cell>
          <table:table-cell table:formula="of:=COM.MICROSOFT.CONCAT([.A20];[.C20];[.B20];[.D20];[.E20];[.F20];&quot;,&quot;)" office:value-type="string" office:string-value="&quot;38&quot;:20," calcext:value-type="string">
            <text:p>"38":2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21]=9;[.C20]+1;[.C20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0]+1" office:value-type="float" office:value="21" calcext:value-type="float">
            <text:p>21</text:p>
          </table:table-cell>
          <table:table-cell table:formula="of:=COM.MICROSOFT.CONCAT([.A21];[.B21];[.C21];[.D21];[.E21];[.F21];&quot;,&quot;)" office:value-type="string" office:string-value="&quot;73&quot;:21," calcext:value-type="string">
            <text:p>"73":21,</text:p>
          </table:table-cell>
          <table:table-cell table:formula="of:=COM.MICROSOFT.CONCAT([.A21];[.C21];[.B21];[.D21];[.E21];[.F21];&quot;,&quot;)" office:value-type="string" office:string-value="&quot;37&quot;:21," calcext:value-type="string">
            <text:p>"37":2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22]=9;[.C21]+1;[.C21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1]+1" office:value-type="float" office:value="22" calcext:value-type="float">
            <text:p>22</text:p>
          </table:table-cell>
          <table:table-cell table:formula="of:=COM.MICROSOFT.CONCAT([.A22];[.B22];[.C22];[.D22];[.E22];[.F22];&quot;,&quot;)" office:value-type="string" office:string-value="&quot;63&quot;:22," calcext:value-type="string">
            <text:p>"63":22,</text:p>
          </table:table-cell>
          <table:table-cell table:formula="of:=COM.MICROSOFT.CONCAT([.A22];[.C22];[.B22];[.D22];[.E22];[.F22];&quot;,&quot;)" office:value-type="string" office:string-value="&quot;36&quot;:22," calcext:value-type="string">
            <text:p>"36":2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23]=9;[.C22]+1;[.C22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2]+1" office:value-type="float" office:value="23" calcext:value-type="float">
            <text:p>23</text:p>
          </table:table-cell>
          <table:table-cell table:formula="of:=COM.MICROSOFT.CONCAT([.A23];[.B23];[.C23];[.D23];[.E23];[.F23];&quot;,&quot;)" office:value-type="string" office:string-value="&quot;53&quot;:23," calcext:value-type="string">
            <text:p>"53":23,</text:p>
          </table:table-cell>
          <table:table-cell table:formula="of:=COM.MICROSOFT.CONCAT([.A23];[.C23];[.B23];[.D23];[.E23];[.F23];&quot;,&quot;)" office:value-type="string" office:string-value="&quot;35&quot;:23," calcext:value-type="string">
            <text:p>"35":2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24]=9;[.C23]+1;[.C23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3]+1" office:value-type="float" office:value="24" calcext:value-type="float">
            <text:p>24</text:p>
          </table:table-cell>
          <table:table-cell table:formula="of:=COM.MICROSOFT.CONCAT([.A24];[.B24];[.C24];[.D24];[.E24];[.F24];&quot;,&quot;)" office:value-type="string" office:string-value="&quot;43&quot;:24," calcext:value-type="string">
            <text:p>"43":24,</text:p>
          </table:table-cell>
          <table:table-cell table:formula="of:=COM.MICROSOFT.CONCAT([.A24];[.C24];[.B24];[.D24];[.E24];[.F24];&quot;,&quot;)" office:value-type="string" office:string-value="&quot;34&quot;:24," calcext:value-type="string">
            <text:p>"34":2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25]=9;[.C24]+1;[.C24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4]+1" office:value-type="float" office:value="25" calcext:value-type="float">
            <text:p>25</text:p>
          </table:table-cell>
          <table:table-cell table:formula="of:=COM.MICROSOFT.CONCAT([.A25];[.B25];[.C25];[.D25];[.E25];[.F25];&quot;,&quot;)" office:value-type="string" office:string-value="&quot;33&quot;:25," calcext:value-type="string">
            <text:p>"33":25,</text:p>
          </table:table-cell>
          <table:table-cell table:formula="of:=COM.MICROSOFT.CONCAT([.A25];[.C25];[.B25];[.D25];[.E25];[.F25];&quot;,&quot;)" office:value-type="string" office:string-value="&quot;33&quot;:25," calcext:value-type="string">
            <text:p>"33":2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26]=9;[.C25]+1;[.C25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5]+1" office:value-type="float" office:value="26" calcext:value-type="float">
            <text:p>26</text:p>
          </table:table-cell>
          <table:table-cell table:formula="of:=COM.MICROSOFT.CONCAT([.A26];[.B26];[.C26];[.D26];[.E26];[.F26];&quot;,&quot;)" office:value-type="string" office:string-value="&quot;23&quot;:26," calcext:value-type="string">
            <text:p>"23":26,</text:p>
          </table:table-cell>
          <table:table-cell table:formula="of:=COM.MICROSOFT.CONCAT([.A26];[.C26];[.B26];[.D26];[.E26];[.F26];&quot;,&quot;)" office:value-type="string" office:string-value="&quot;32&quot;:26," calcext:value-type="string">
            <text:p>"32":2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27]=9;[.C26]+1;[.C26])" office:value-type="float" office:value="3" calcext:value-type="float">
            <text:p>3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6]+1" office:value-type="float" office:value="27" calcext:value-type="float">
            <text:p>27</text:p>
          </table:table-cell>
          <table:table-cell table:formula="of:=COM.MICROSOFT.CONCAT([.A27];[.B27];[.C27];[.D27];[.E27];[.F27];&quot;,&quot;)" office:value-type="string" office:string-value="&quot;13&quot;:27," calcext:value-type="string">
            <text:p>"13":27,</text:p>
          </table:table-cell>
          <table:table-cell table:formula="of:=COM.MICROSOFT.CONCAT([.A27];[.C27];[.B27];[.D27];[.E27];[.F27];&quot;,&quot;)" office:value-type="string" office:string-value="&quot;31&quot;:27," calcext:value-type="string">
            <text:p>"31":2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28]=9;[.C27]+1;[.C27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7]+1" office:value-type="float" office:value="28" calcext:value-type="float">
            <text:p>28</text:p>
          </table:table-cell>
          <table:table-cell table:formula="of:=COM.MICROSOFT.CONCAT([.A28];[.B28];[.C28];[.D28];[.E28];[.F28];&quot;,&quot;)" office:value-type="string" office:string-value="&quot;94&quot;:28," calcext:value-type="string">
            <text:p>"94":28,</text:p>
          </table:table-cell>
          <table:table-cell table:formula="of:=COM.MICROSOFT.CONCAT([.A28];[.C28];[.B28];[.D28];[.E28];[.F28];&quot;,&quot;)" office:value-type="string" office:string-value="&quot;49&quot;:28," calcext:value-type="string">
            <text:p>"49":2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29]=9;[.C28]+1;[.C28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8]+1" office:value-type="float" office:value="29" calcext:value-type="float">
            <text:p>29</text:p>
          </table:table-cell>
          <table:table-cell table:formula="of:=COM.MICROSOFT.CONCAT([.A29];[.B29];[.C29];[.D29];[.E29];[.F29];&quot;,&quot;)" office:value-type="string" office:string-value="&quot;84&quot;:29," calcext:value-type="string">
            <text:p>"84":29,</text:p>
          </table:table-cell>
          <table:table-cell table:formula="of:=COM.MICROSOFT.CONCAT([.A29];[.C29];[.B29];[.D29];[.E29];[.F29];&quot;,&quot;)" office:value-type="string" office:string-value="&quot;48&quot;:29," calcext:value-type="string">
            <text:p>"48":2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30]=9;[.C29]+1;[.C29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29]+1" office:value-type="float" office:value="30" calcext:value-type="float">
            <text:p>30</text:p>
          </table:table-cell>
          <table:table-cell table:formula="of:=COM.MICROSOFT.CONCAT([.A30];[.B30];[.C30];[.D30];[.E30];[.F30];&quot;,&quot;)" office:value-type="string" office:string-value="&quot;74&quot;:30," calcext:value-type="string">
            <text:p>"74":30,</text:p>
          </table:table-cell>
          <table:table-cell table:formula="of:=COM.MICROSOFT.CONCAT([.A30];[.C30];[.B30];[.D30];[.E30];[.F30];&quot;,&quot;)" office:value-type="string" office:string-value="&quot;47&quot;:30," calcext:value-type="string">
            <text:p>"47":3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31]=9;[.C30]+1;[.C30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0]+1" office:value-type="float" office:value="31" calcext:value-type="float">
            <text:p>31</text:p>
          </table:table-cell>
          <table:table-cell table:formula="of:=COM.MICROSOFT.CONCAT([.A31];[.B31];[.C31];[.D31];[.E31];[.F31];&quot;,&quot;)" office:value-type="string" office:string-value="&quot;64&quot;:31," calcext:value-type="string">
            <text:p>"64":31,</text:p>
          </table:table-cell>
          <table:table-cell table:formula="of:=COM.MICROSOFT.CONCAT([.A31];[.C31];[.B31];[.D31];[.E31];[.F31];&quot;,&quot;)" office:value-type="string" office:string-value="&quot;46&quot;:31," calcext:value-type="string">
            <text:p>"46":3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32]=9;[.C31]+1;[.C31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1]+1" office:value-type="float" office:value="32" calcext:value-type="float">
            <text:p>32</text:p>
          </table:table-cell>
          <table:table-cell table:formula="of:=COM.MICROSOFT.CONCAT([.A32];[.B32];[.C32];[.D32];[.E32];[.F32];&quot;,&quot;)" office:value-type="string" office:string-value="&quot;54&quot;:32," calcext:value-type="string">
            <text:p>"54":32,</text:p>
          </table:table-cell>
          <table:table-cell table:formula="of:=COM.MICROSOFT.CONCAT([.A32];[.C32];[.B32];[.D32];[.E32];[.F32];&quot;,&quot;)" office:value-type="string" office:string-value="&quot;45&quot;:32," calcext:value-type="string">
            <text:p>"45":3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33]=9;[.C32]+1;[.C32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2]+1" office:value-type="float" office:value="33" calcext:value-type="float">
            <text:p>33</text:p>
          </table:table-cell>
          <table:table-cell table:formula="of:=COM.MICROSOFT.CONCAT([.A33];[.B33];[.C33];[.D33];[.E33];[.F33];&quot;,&quot;)" office:value-type="string" office:string-value="&quot;44&quot;:33," calcext:value-type="string">
            <text:p>"44":33,</text:p>
          </table:table-cell>
          <table:table-cell table:formula="of:=COM.MICROSOFT.CONCAT([.A33];[.C33];[.B33];[.D33];[.E33];[.F33];&quot;,&quot;)" office:value-type="string" office:string-value="&quot;44&quot;:33," calcext:value-type="string">
            <text:p>"44":3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34]=9;[.C33]+1;[.C33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3]+1" office:value-type="float" office:value="34" calcext:value-type="float">
            <text:p>34</text:p>
          </table:table-cell>
          <table:table-cell table:formula="of:=COM.MICROSOFT.CONCAT([.A34];[.B34];[.C34];[.D34];[.E34];[.F34];&quot;,&quot;)" office:value-type="string" office:string-value="&quot;34&quot;:34," calcext:value-type="string">
            <text:p>"34":34,</text:p>
          </table:table-cell>
          <table:table-cell table:formula="of:=COM.MICROSOFT.CONCAT([.A34];[.C34];[.B34];[.D34];[.E34];[.F34];&quot;,&quot;)" office:value-type="string" office:string-value="&quot;43&quot;:34," calcext:value-type="string">
            <text:p>"43":3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35]=9;[.C34]+1;[.C34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4]+1" office:value-type="float" office:value="35" calcext:value-type="float">
            <text:p>35</text:p>
          </table:table-cell>
          <table:table-cell table:formula="of:=COM.MICROSOFT.CONCAT([.A35];[.B35];[.C35];[.D35];[.E35];[.F35];&quot;,&quot;)" office:value-type="string" office:string-value="&quot;24&quot;:35," calcext:value-type="string">
            <text:p>"24":35,</text:p>
          </table:table-cell>
          <table:table-cell table:formula="of:=COM.MICROSOFT.CONCAT([.A35];[.C35];[.B35];[.D35];[.E35];[.F35];&quot;,&quot;)" office:value-type="string" office:string-value="&quot;42&quot;:35," calcext:value-type="string">
            <text:p>"42":3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36]=9;[.C35]+1;[.C35])" office:value-type="float" office:value="4" calcext:value-type="float">
            <text:p>4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5]+1" office:value-type="float" office:value="36" calcext:value-type="float">
            <text:p>36</text:p>
          </table:table-cell>
          <table:table-cell table:formula="of:=COM.MICROSOFT.CONCAT([.A36];[.B36];[.C36];[.D36];[.E36];[.F36];&quot;,&quot;)" office:value-type="string" office:string-value="&quot;14&quot;:36," calcext:value-type="string">
            <text:p>"14":36,</text:p>
          </table:table-cell>
          <table:table-cell table:formula="of:=COM.MICROSOFT.CONCAT([.A36];[.C36];[.B36];[.D36];[.E36];[.F36];&quot;,&quot;)" office:value-type="string" office:string-value="&quot;41&quot;:36," calcext:value-type="string">
            <text:p>"41":3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37]=9;[.C36]+1;[.C36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6]+1" office:value-type="float" office:value="37" calcext:value-type="float">
            <text:p>37</text:p>
          </table:table-cell>
          <table:table-cell table:formula="of:=COM.MICROSOFT.CONCAT([.A37];[.B37];[.C37];[.D37];[.E37];[.F37];&quot;,&quot;)" office:value-type="string" office:string-value="&quot;95&quot;:37," calcext:value-type="string">
            <text:p>"95":37,</text:p>
          </table:table-cell>
          <table:table-cell table:formula="of:=COM.MICROSOFT.CONCAT([.A37];[.C37];[.B37];[.D37];[.E37];[.F37];&quot;,&quot;)" office:value-type="string" office:string-value="&quot;59&quot;:37," calcext:value-type="string">
            <text:p>"59":3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38]=9;[.C37]+1;[.C37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7]+1" office:value-type="float" office:value="38" calcext:value-type="float">
            <text:p>38</text:p>
          </table:table-cell>
          <table:table-cell table:formula="of:=COM.MICROSOFT.CONCAT([.A38];[.B38];[.C38];[.D38];[.E38];[.F38];&quot;,&quot;)" office:value-type="string" office:string-value="&quot;85&quot;:38," calcext:value-type="string">
            <text:p>"85":38,</text:p>
          </table:table-cell>
          <table:table-cell table:formula="of:=COM.MICROSOFT.CONCAT([.A38];[.C38];[.B38];[.D38];[.E38];[.F38];&quot;,&quot;)" office:value-type="string" office:string-value="&quot;58&quot;:38," calcext:value-type="string">
            <text:p>"58":3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39]=9;[.C38]+1;[.C38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8]+1" office:value-type="float" office:value="39" calcext:value-type="float">
            <text:p>39</text:p>
          </table:table-cell>
          <table:table-cell table:formula="of:=COM.MICROSOFT.CONCAT([.A39];[.B39];[.C39];[.D39];[.E39];[.F39];&quot;,&quot;)" office:value-type="string" office:string-value="&quot;75&quot;:39," calcext:value-type="string">
            <text:p>"75":39,</text:p>
          </table:table-cell>
          <table:table-cell table:formula="of:=COM.MICROSOFT.CONCAT([.A39];[.C39];[.B39];[.D39];[.E39];[.F39];&quot;,&quot;)" office:value-type="string" office:string-value="&quot;57&quot;:39," calcext:value-type="string">
            <text:p>"57":3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40]=9;[.C39]+1;[.C39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39]+1" office:value-type="float" office:value="40" calcext:value-type="float">
            <text:p>40</text:p>
          </table:table-cell>
          <table:table-cell table:formula="of:=COM.MICROSOFT.CONCAT([.A40];[.B40];[.C40];[.D40];[.E40];[.F40];&quot;,&quot;)" office:value-type="string" office:string-value="&quot;65&quot;:40," calcext:value-type="string">
            <text:p>"65":40,</text:p>
          </table:table-cell>
          <table:table-cell table:formula="of:=COM.MICROSOFT.CONCAT([.A40];[.C40];[.B40];[.D40];[.E40];[.F40];&quot;,&quot;)" office:value-type="string" office:string-value="&quot;56&quot;:40," calcext:value-type="string">
            <text:p>"56":4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41]=9;[.C40]+1;[.C40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0]+1" office:value-type="float" office:value="41" calcext:value-type="float">
            <text:p>41</text:p>
          </table:table-cell>
          <table:table-cell table:formula="of:=COM.MICROSOFT.CONCAT([.A41];[.B41];[.C41];[.D41];[.E41];[.F41];&quot;,&quot;)" office:value-type="string" office:string-value="&quot;55&quot;:41," calcext:value-type="string">
            <text:p>"55":41,</text:p>
          </table:table-cell>
          <table:table-cell table:formula="of:=COM.MICROSOFT.CONCAT([.A41];[.C41];[.B41];[.D41];[.E41];[.F41];&quot;,&quot;)" office:value-type="string" office:string-value="&quot;55&quot;:41," calcext:value-type="string">
            <text:p>"55":4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42]=9;[.C41]+1;[.C41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1]+1" office:value-type="float" office:value="42" calcext:value-type="float">
            <text:p>42</text:p>
          </table:table-cell>
          <table:table-cell table:formula="of:=COM.MICROSOFT.CONCAT([.A42];[.B42];[.C42];[.D42];[.E42];[.F42];&quot;,&quot;)" office:value-type="string" office:string-value="&quot;45&quot;:42," calcext:value-type="string">
            <text:p>"45":42,</text:p>
          </table:table-cell>
          <table:table-cell table:formula="of:=COM.MICROSOFT.CONCAT([.A42];[.C42];[.B42];[.D42];[.E42];[.F42];&quot;,&quot;)" office:value-type="string" office:string-value="&quot;54&quot;:42," calcext:value-type="string">
            <text:p>"54":4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43]=9;[.C42]+1;[.C42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2]+1" office:value-type="float" office:value="43" calcext:value-type="float">
            <text:p>43</text:p>
          </table:table-cell>
          <table:table-cell table:formula="of:=COM.MICROSOFT.CONCAT([.A43];[.B43];[.C43];[.D43];[.E43];[.F43];&quot;,&quot;)" office:value-type="string" office:string-value="&quot;35&quot;:43," calcext:value-type="string">
            <text:p>"35":43,</text:p>
          </table:table-cell>
          <table:table-cell table:formula="of:=COM.MICROSOFT.CONCAT([.A43];[.C43];[.B43];[.D43];[.E43];[.F43];&quot;,&quot;)" office:value-type="string" office:string-value="&quot;53&quot;:43," calcext:value-type="string">
            <text:p>"53":4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44]=9;[.C43]+1;[.C43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3]+1" office:value-type="float" office:value="44" calcext:value-type="float">
            <text:p>44</text:p>
          </table:table-cell>
          <table:table-cell table:formula="of:=COM.MICROSOFT.CONCAT([.A44];[.B44];[.C44];[.D44];[.E44];[.F44];&quot;,&quot;)" office:value-type="string" office:string-value="&quot;25&quot;:44," calcext:value-type="string">
            <text:p>"25":44,</text:p>
          </table:table-cell>
          <table:table-cell table:formula="of:=COM.MICROSOFT.CONCAT([.A44];[.C44];[.B44];[.D44];[.E44];[.F44];&quot;,&quot;)" office:value-type="string" office:string-value="&quot;52&quot;:44," calcext:value-type="string">
            <text:p>"52":4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45]=9;[.C44]+1;[.C44])" office:value-type="float" office:value="5" calcext:value-type="float">
            <text:p>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4]+1" office:value-type="float" office:value="45" calcext:value-type="float">
            <text:p>45</text:p>
          </table:table-cell>
          <table:table-cell table:formula="of:=COM.MICROSOFT.CONCAT([.A45];[.B45];[.C45];[.D45];[.E45];[.F45];&quot;,&quot;)" office:value-type="string" office:string-value="&quot;15&quot;:45," calcext:value-type="string">
            <text:p>"15":45,</text:p>
          </table:table-cell>
          <table:table-cell table:formula="of:=COM.MICROSOFT.CONCAT([.A45];[.C45];[.B45];[.D45];[.E45];[.F45];&quot;,&quot;)" office:value-type="string" office:string-value="&quot;51&quot;:45," calcext:value-type="string">
            <text:p>"51":4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46]=9;[.C45]+1;[.C45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5]+1" office:value-type="float" office:value="46" calcext:value-type="float">
            <text:p>46</text:p>
          </table:table-cell>
          <table:table-cell table:formula="of:=COM.MICROSOFT.CONCAT([.A46];[.B46];[.C46];[.D46];[.E46];[.F46];&quot;,&quot;)" office:value-type="string" office:string-value="&quot;96&quot;:46," calcext:value-type="string">
            <text:p>"96":46,</text:p>
          </table:table-cell>
          <table:table-cell table:formula="of:=COM.MICROSOFT.CONCAT([.A46];[.C46];[.B46];[.D46];[.E46];[.F46];&quot;,&quot;)" office:value-type="string" office:string-value="&quot;69&quot;:46," calcext:value-type="string">
            <text:p>"69":4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47]=9;[.C46]+1;[.C46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6]+1" office:value-type="float" office:value="47" calcext:value-type="float">
            <text:p>47</text:p>
          </table:table-cell>
          <table:table-cell table:formula="of:=COM.MICROSOFT.CONCAT([.A47];[.B47];[.C47];[.D47];[.E47];[.F47];&quot;,&quot;)" office:value-type="string" office:string-value="&quot;86&quot;:47," calcext:value-type="string">
            <text:p>"86":47,</text:p>
          </table:table-cell>
          <table:table-cell table:formula="of:=COM.MICROSOFT.CONCAT([.A47];[.C47];[.B47];[.D47];[.E47];[.F47];&quot;,&quot;)" office:value-type="string" office:string-value="&quot;68&quot;:47," calcext:value-type="string">
            <text:p>"68":4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48]=9;[.C47]+1;[.C47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7]+1" office:value-type="float" office:value="48" calcext:value-type="float">
            <text:p>48</text:p>
          </table:table-cell>
          <table:table-cell table:formula="of:=COM.MICROSOFT.CONCAT([.A48];[.B48];[.C48];[.D48];[.E48];[.F48];&quot;,&quot;)" office:value-type="string" office:string-value="&quot;76&quot;:48," calcext:value-type="string">
            <text:p>"76":48,</text:p>
          </table:table-cell>
          <table:table-cell table:formula="of:=COM.MICROSOFT.CONCAT([.A48];[.C48];[.B48];[.D48];[.E48];[.F48];&quot;,&quot;)" office:value-type="string" office:string-value="&quot;67&quot;:48," calcext:value-type="string">
            <text:p>"67":4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49]=9;[.C48]+1;[.C48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8]+1" office:value-type="float" office:value="49" calcext:value-type="float">
            <text:p>49</text:p>
          </table:table-cell>
          <table:table-cell table:formula="of:=COM.MICROSOFT.CONCAT([.A49];[.B49];[.C49];[.D49];[.E49];[.F49];&quot;,&quot;)" office:value-type="string" office:string-value="&quot;66&quot;:49," calcext:value-type="string">
            <text:p>"66":49,</text:p>
          </table:table-cell>
          <table:table-cell table:formula="of:=COM.MICROSOFT.CONCAT([.A49];[.C49];[.B49];[.D49];[.E49];[.F49];&quot;,&quot;)" office:value-type="string" office:string-value="&quot;66&quot;:49," calcext:value-type="string">
            <text:p>"66":4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50]=9;[.C49]+1;[.C49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49]+1" office:value-type="float" office:value="50" calcext:value-type="float">
            <text:p>50</text:p>
          </table:table-cell>
          <table:table-cell table:formula="of:=COM.MICROSOFT.CONCAT([.A50];[.B50];[.C50];[.D50];[.E50];[.F50];&quot;,&quot;)" office:value-type="string" office:string-value="&quot;56&quot;:50," calcext:value-type="string">
            <text:p>"56":50,</text:p>
          </table:table-cell>
          <table:table-cell table:formula="of:=COM.MICROSOFT.CONCAT([.A50];[.C50];[.B50];[.D50];[.E50];[.F50];&quot;,&quot;)" office:value-type="string" office:string-value="&quot;65&quot;:50," calcext:value-type="string">
            <text:p>"65":5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51]=9;[.C50]+1;[.C50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0]+1" office:value-type="float" office:value="51" calcext:value-type="float">
            <text:p>51</text:p>
          </table:table-cell>
          <table:table-cell table:formula="of:=COM.MICROSOFT.CONCAT([.A51];[.B51];[.C51];[.D51];[.E51];[.F51];&quot;,&quot;)" office:value-type="string" office:string-value="&quot;46&quot;:51," calcext:value-type="string">
            <text:p>"46":51,</text:p>
          </table:table-cell>
          <table:table-cell table:formula="of:=COM.MICROSOFT.CONCAT([.A51];[.C51];[.B51];[.D51];[.E51];[.F51];&quot;,&quot;)" office:value-type="string" office:string-value="&quot;64&quot;:51," calcext:value-type="string">
            <text:p>"64":5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52]=9;[.C51]+1;[.C51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1]+1" office:value-type="float" office:value="52" calcext:value-type="float">
            <text:p>52</text:p>
          </table:table-cell>
          <table:table-cell table:formula="of:=COM.MICROSOFT.CONCAT([.A52];[.B52];[.C52];[.D52];[.E52];[.F52];&quot;,&quot;)" office:value-type="string" office:string-value="&quot;36&quot;:52," calcext:value-type="string">
            <text:p>"36":52,</text:p>
          </table:table-cell>
          <table:table-cell table:formula="of:=COM.MICROSOFT.CONCAT([.A52];[.C52];[.B52];[.D52];[.E52];[.F52];&quot;,&quot;)" office:value-type="string" office:string-value="&quot;63&quot;:52," calcext:value-type="string">
            <text:p>"63":5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53]=9;[.C52]+1;[.C52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2]+1" office:value-type="float" office:value="53" calcext:value-type="float">
            <text:p>53</text:p>
          </table:table-cell>
          <table:table-cell table:formula="of:=COM.MICROSOFT.CONCAT([.A53];[.B53];[.C53];[.D53];[.E53];[.F53];&quot;,&quot;)" office:value-type="string" office:string-value="&quot;26&quot;:53," calcext:value-type="string">
            <text:p>"26":53,</text:p>
          </table:table-cell>
          <table:table-cell table:formula="of:=COM.MICROSOFT.CONCAT([.A53];[.C53];[.B53];[.D53];[.E53];[.F53];&quot;,&quot;)" office:value-type="string" office:string-value="&quot;62&quot;:53," calcext:value-type="string">
            <text:p>"62":5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54]=9;[.C53]+1;[.C53])" office:value-type="float" office:value="6" calcext:value-type="float">
            <text:p>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3]+1" office:value-type="float" office:value="54" calcext:value-type="float">
            <text:p>54</text:p>
          </table:table-cell>
          <table:table-cell table:formula="of:=COM.MICROSOFT.CONCAT([.A54];[.B54];[.C54];[.D54];[.E54];[.F54];&quot;,&quot;)" office:value-type="string" office:string-value="&quot;16&quot;:54," calcext:value-type="string">
            <text:p>"16":54,</text:p>
          </table:table-cell>
          <table:table-cell table:formula="of:=COM.MICROSOFT.CONCAT([.A54];[.C54];[.B54];[.D54];[.E54];[.F54];&quot;,&quot;)" office:value-type="string" office:string-value="&quot;61&quot;:54," calcext:value-type="string">
            <text:p>"61":5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55]=9;[.C54]+1;[.C54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4]+1" office:value-type="float" office:value="55" calcext:value-type="float">
            <text:p>55</text:p>
          </table:table-cell>
          <table:table-cell table:formula="of:=COM.MICROSOFT.CONCAT([.A55];[.B55];[.C55];[.D55];[.E55];[.F55];&quot;,&quot;)" office:value-type="string" office:string-value="&quot;97&quot;:55," calcext:value-type="string">
            <text:p>"97":55,</text:p>
          </table:table-cell>
          <table:table-cell table:formula="of:=COM.MICROSOFT.CONCAT([.A55];[.C55];[.B55];[.D55];[.E55];[.F55];&quot;,&quot;)" office:value-type="string" office:string-value="&quot;79&quot;:55," calcext:value-type="string">
            <text:p>"79":5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56]=9;[.C55]+1;[.C55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5]+1" office:value-type="float" office:value="56" calcext:value-type="float">
            <text:p>56</text:p>
          </table:table-cell>
          <table:table-cell table:formula="of:=COM.MICROSOFT.CONCAT([.A56];[.B56];[.C56];[.D56];[.E56];[.F56];&quot;,&quot;)" office:value-type="string" office:string-value="&quot;87&quot;:56," calcext:value-type="string">
            <text:p>"87":56,</text:p>
          </table:table-cell>
          <table:table-cell table:formula="of:=COM.MICROSOFT.CONCAT([.A56];[.C56];[.B56];[.D56];[.E56];[.F56];&quot;,&quot;)" office:value-type="string" office:string-value="&quot;78&quot;:56," calcext:value-type="string">
            <text:p>"78":5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57]=9;[.C56]+1;[.C56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6]+1" office:value-type="float" office:value="57" calcext:value-type="float">
            <text:p>57</text:p>
          </table:table-cell>
          <table:table-cell table:formula="of:=COM.MICROSOFT.CONCAT([.A57];[.B57];[.C57];[.D57];[.E57];[.F57];&quot;,&quot;)" office:value-type="string" office:string-value="&quot;77&quot;:57," calcext:value-type="string">
            <text:p>"77":57,</text:p>
          </table:table-cell>
          <table:table-cell table:formula="of:=COM.MICROSOFT.CONCAT([.A57];[.C57];[.B57];[.D57];[.E57];[.F57];&quot;,&quot;)" office:value-type="string" office:string-value="&quot;77&quot;:57," calcext:value-type="string">
            <text:p>"77":5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58]=9;[.C57]+1;[.C57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7]+1" office:value-type="float" office:value="58" calcext:value-type="float">
            <text:p>58</text:p>
          </table:table-cell>
          <table:table-cell table:formula="of:=COM.MICROSOFT.CONCAT([.A58];[.B58];[.C58];[.D58];[.E58];[.F58];&quot;,&quot;)" office:value-type="string" office:string-value="&quot;67&quot;:58," calcext:value-type="string">
            <text:p>"67":58,</text:p>
          </table:table-cell>
          <table:table-cell table:formula="of:=COM.MICROSOFT.CONCAT([.A58];[.C58];[.B58];[.D58];[.E58];[.F58];&quot;,&quot;)" office:value-type="string" office:string-value="&quot;76&quot;:58," calcext:value-type="string">
            <text:p>"76":5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59]=9;[.C58]+1;[.C58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8]+1" office:value-type="float" office:value="59" calcext:value-type="float">
            <text:p>59</text:p>
          </table:table-cell>
          <table:table-cell table:formula="of:=COM.MICROSOFT.CONCAT([.A59];[.B59];[.C59];[.D59];[.E59];[.F59];&quot;,&quot;)" office:value-type="string" office:string-value="&quot;57&quot;:59," calcext:value-type="string">
            <text:p>"57":59,</text:p>
          </table:table-cell>
          <table:table-cell table:formula="of:=COM.MICROSOFT.CONCAT([.A59];[.C59];[.B59];[.D59];[.E59];[.F59];&quot;,&quot;)" office:value-type="string" office:string-value="&quot;75&quot;:59," calcext:value-type="string">
            <text:p>"75":5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60]=9;[.C59]+1;[.C59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59]+1" office:value-type="float" office:value="60" calcext:value-type="float">
            <text:p>60</text:p>
          </table:table-cell>
          <table:table-cell table:formula="of:=COM.MICROSOFT.CONCAT([.A60];[.B60];[.C60];[.D60];[.E60];[.F60];&quot;,&quot;)" office:value-type="string" office:string-value="&quot;47&quot;:60," calcext:value-type="string">
            <text:p>"47":60,</text:p>
          </table:table-cell>
          <table:table-cell table:formula="of:=COM.MICROSOFT.CONCAT([.A60];[.C60];[.B60];[.D60];[.E60];[.F60];&quot;,&quot;)" office:value-type="string" office:string-value="&quot;74&quot;:60," calcext:value-type="string">
            <text:p>"74":6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61]=9;[.C60]+1;[.C60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0]+1" office:value-type="float" office:value="61" calcext:value-type="float">
            <text:p>61</text:p>
          </table:table-cell>
          <table:table-cell table:formula="of:=COM.MICROSOFT.CONCAT([.A61];[.B61];[.C61];[.D61];[.E61];[.F61];&quot;,&quot;)" office:value-type="string" office:string-value="&quot;37&quot;:61," calcext:value-type="string">
            <text:p>"37":61,</text:p>
          </table:table-cell>
          <table:table-cell table:formula="of:=COM.MICROSOFT.CONCAT([.A61];[.C61];[.B61];[.D61];[.E61];[.F61];&quot;,&quot;)" office:value-type="string" office:string-value="&quot;73&quot;:61," calcext:value-type="string">
            <text:p>"73":6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62]=9;[.C61]+1;[.C61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1]+1" office:value-type="float" office:value="62" calcext:value-type="float">
            <text:p>62</text:p>
          </table:table-cell>
          <table:table-cell table:formula="of:=COM.MICROSOFT.CONCAT([.A62];[.B62];[.C62];[.D62];[.E62];[.F62];&quot;,&quot;)" office:value-type="string" office:string-value="&quot;27&quot;:62," calcext:value-type="string">
            <text:p>"27":62,</text:p>
          </table:table-cell>
          <table:table-cell table:formula="of:=COM.MICROSOFT.CONCAT([.A62];[.C62];[.B62];[.D62];[.E62];[.F62];&quot;,&quot;)" office:value-type="string" office:string-value="&quot;72&quot;:62," calcext:value-type="string">
            <text:p>"72":6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63]=9;[.C62]+1;[.C62])" office:value-type="float" office:value="7" calcext:value-type="float">
            <text:p>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2]+1" office:value-type="float" office:value="63" calcext:value-type="float">
            <text:p>63</text:p>
          </table:table-cell>
          <table:table-cell table:formula="of:=COM.MICROSOFT.CONCAT([.A63];[.B63];[.C63];[.D63];[.E63];[.F63];&quot;,&quot;)" office:value-type="string" office:string-value="&quot;17&quot;:63," calcext:value-type="string">
            <text:p>"17":63,</text:p>
          </table:table-cell>
          <table:table-cell table:formula="of:=COM.MICROSOFT.CONCAT([.A63];[.C63];[.B63];[.D63];[.E63];[.F63];&quot;,&quot;)" office:value-type="string" office:string-value="&quot;71&quot;:63," calcext:value-type="string">
            <text:p>"71":6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64]=9;[.C63]+1;[.C63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3]+1" office:value-type="float" office:value="64" calcext:value-type="float">
            <text:p>64</text:p>
          </table:table-cell>
          <table:table-cell table:formula="of:=COM.MICROSOFT.CONCAT([.A64];[.B64];[.C64];[.D64];[.E64];[.F64];&quot;,&quot;)" office:value-type="string" office:string-value="&quot;98&quot;:64," calcext:value-type="string">
            <text:p>"98":64,</text:p>
          </table:table-cell>
          <table:table-cell table:formula="of:=COM.MICROSOFT.CONCAT([.A64];[.C64];[.B64];[.D64];[.E64];[.F64];&quot;,&quot;)" office:value-type="string" office:string-value="&quot;89&quot;:64," calcext:value-type="string">
            <text:p>"89":6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65]=9;[.C64]+1;[.C64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4]+1" office:value-type="float" office:value="65" calcext:value-type="float">
            <text:p>65</text:p>
          </table:table-cell>
          <table:table-cell table:formula="of:=COM.MICROSOFT.CONCAT([.A65];[.B65];[.C65];[.D65];[.E65];[.F65];&quot;,&quot;)" office:value-type="string" office:string-value="&quot;88&quot;:65," calcext:value-type="string">
            <text:p>"88":65,</text:p>
          </table:table-cell>
          <table:table-cell table:formula="of:=COM.MICROSOFT.CONCAT([.A65];[.C65];[.B65];[.D65];[.E65];[.F65];&quot;,&quot;)" office:value-type="string" office:string-value="&quot;88&quot;:65," calcext:value-type="string">
            <text:p>"88":6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66]=9;[.C65]+1;[.C65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5]+1" office:value-type="float" office:value="66" calcext:value-type="float">
            <text:p>66</text:p>
          </table:table-cell>
          <table:table-cell table:formula="of:=COM.MICROSOFT.CONCAT([.A66];[.B66];[.C66];[.D66];[.E66];[.F66];&quot;,&quot;)" office:value-type="string" office:string-value="&quot;78&quot;:66," calcext:value-type="string">
            <text:p>"78":66,</text:p>
          </table:table-cell>
          <table:table-cell table:formula="of:=COM.MICROSOFT.CONCAT([.A66];[.C66];[.B66];[.D66];[.E66];[.F66];&quot;,&quot;)" office:value-type="string" office:string-value="&quot;87&quot;:66," calcext:value-type="string">
            <text:p>"87":6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67]=9;[.C66]+1;[.C66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6]+1" office:value-type="float" office:value="67" calcext:value-type="float">
            <text:p>67</text:p>
          </table:table-cell>
          <table:table-cell table:formula="of:=COM.MICROSOFT.CONCAT([.A67];[.B67];[.C67];[.D67];[.E67];[.F67];&quot;,&quot;)" office:value-type="string" office:string-value="&quot;68&quot;:67," calcext:value-type="string">
            <text:p>"68":67,</text:p>
          </table:table-cell>
          <table:table-cell table:formula="of:=COM.MICROSOFT.CONCAT([.A67];[.C67];[.B67];[.D67];[.E67];[.F67];&quot;,&quot;)" office:value-type="string" office:string-value="&quot;86&quot;:67," calcext:value-type="string">
            <text:p>"86":6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68]=9;[.C67]+1;[.C67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7]+1" office:value-type="float" office:value="68" calcext:value-type="float">
            <text:p>68</text:p>
          </table:table-cell>
          <table:table-cell table:formula="of:=COM.MICROSOFT.CONCAT([.A68];[.B68];[.C68];[.D68];[.E68];[.F68];&quot;,&quot;)" office:value-type="string" office:string-value="&quot;58&quot;:68," calcext:value-type="string">
            <text:p>"58":68,</text:p>
          </table:table-cell>
          <table:table-cell table:formula="of:=COM.MICROSOFT.CONCAT([.A68];[.C68];[.B68];[.D68];[.E68];[.F68];&quot;,&quot;)" office:value-type="string" office:string-value="&quot;85&quot;:68," calcext:value-type="string">
            <text:p>"85":6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69]=9;[.C68]+1;[.C68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8]+1" office:value-type="float" office:value="69" calcext:value-type="float">
            <text:p>69</text:p>
          </table:table-cell>
          <table:table-cell table:formula="of:=COM.MICROSOFT.CONCAT([.A69];[.B69];[.C69];[.D69];[.E69];[.F69];&quot;,&quot;)" office:value-type="string" office:string-value="&quot;48&quot;:69," calcext:value-type="string">
            <text:p>"48":69,</text:p>
          </table:table-cell>
          <table:table-cell table:formula="of:=COM.MICROSOFT.CONCAT([.A69];[.C69];[.B69];[.D69];[.E69];[.F69];&quot;,&quot;)" office:value-type="string" office:string-value="&quot;84&quot;:69," calcext:value-type="string">
            <text:p>"84":6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70]=9;[.C69]+1;[.C69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69]+1" office:value-type="float" office:value="70" calcext:value-type="float">
            <text:p>70</text:p>
          </table:table-cell>
          <table:table-cell table:formula="of:=COM.MICROSOFT.CONCAT([.A70];[.B70];[.C70];[.D70];[.E70];[.F70];&quot;,&quot;)" office:value-type="string" office:string-value="&quot;38&quot;:70," calcext:value-type="string">
            <text:p>"38":70,</text:p>
          </table:table-cell>
          <table:table-cell table:formula="of:=COM.MICROSOFT.CONCAT([.A70];[.C70];[.B70];[.D70];[.E70];[.F70];&quot;,&quot;)" office:value-type="string" office:string-value="&quot;83&quot;:70," calcext:value-type="string">
            <text:p>"83":7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71]=9;[.C70]+1;[.C70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0]+1" office:value-type="float" office:value="71" calcext:value-type="float">
            <text:p>71</text:p>
          </table:table-cell>
          <table:table-cell table:formula="of:=COM.MICROSOFT.CONCAT([.A71];[.B71];[.C71];[.D71];[.E71];[.F71];&quot;,&quot;)" office:value-type="string" office:string-value="&quot;28&quot;:71," calcext:value-type="string">
            <text:p>"28":71,</text:p>
          </table:table-cell>
          <table:table-cell table:formula="of:=COM.MICROSOFT.CONCAT([.A71];[.C71];[.B71];[.D71];[.E71];[.F71];&quot;,&quot;)" office:value-type="string" office:string-value="&quot;82&quot;:71," calcext:value-type="string">
            <text:p>"82":71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72]=9;[.C71]+1;[.C71])" office:value-type="float" office:value="8" calcext:value-type="float">
            <text:p>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1]+1" office:value-type="float" office:value="72" calcext:value-type="float">
            <text:p>72</text:p>
          </table:table-cell>
          <table:table-cell table:formula="of:=COM.MICROSOFT.CONCAT([.A72];[.B72];[.C72];[.D72];[.E72];[.F72];&quot;,&quot;)" office:value-type="string" office:string-value="&quot;18&quot;:72," calcext:value-type="string">
            <text:p>"18":72,</text:p>
          </table:table-cell>
          <table:table-cell table:formula="of:=COM.MICROSOFT.CONCAT([.A72];[.C72];[.B72];[.D72];[.E72];[.F72];&quot;,&quot;)" office:value-type="string" office:string-value="&quot;81&quot;:72," calcext:value-type="string">
            <text:p>"81":72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table:formula="of:=IF([.B73]=9;[.C72]+1;[.C72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2]+1" office:value-type="float" office:value="73" calcext:value-type="float">
            <text:p>73</text:p>
          </table:table-cell>
          <table:table-cell table:formula="of:=COM.MICROSOFT.CONCAT([.A73];[.B73];[.C73];[.D73];[.E73];[.F73];&quot;,&quot;)" office:value-type="string" office:string-value="&quot;99&quot;:73," calcext:value-type="string">
            <text:p>"99":73,</text:p>
          </table:table-cell>
          <table:table-cell table:formula="of:=COM.MICROSOFT.CONCAT([.A73];[.C73];[.B73];[.D73];[.E73];[.F73];&quot;,&quot;)" office:value-type="string" office:string-value="&quot;99&quot;:73," calcext:value-type="string">
            <text:p>"99":73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table:formula="of:=IF([.B74]=9;[.C73]+1;[.C73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3]+1" office:value-type="float" office:value="74" calcext:value-type="float">
            <text:p>74</text:p>
          </table:table-cell>
          <table:table-cell table:formula="of:=COM.MICROSOFT.CONCAT([.A74];[.B74];[.C74];[.D74];[.E74];[.F74];&quot;,&quot;)" office:value-type="string" office:string-value="&quot;89&quot;:74," calcext:value-type="string">
            <text:p>"89":74,</text:p>
          </table:table-cell>
          <table:table-cell table:formula="of:=COM.MICROSOFT.CONCAT([.A74];[.C74];[.B74];[.D74];[.E74];[.F74];&quot;,&quot;)" office:value-type="string" office:string-value="&quot;98&quot;:74," calcext:value-type="string">
            <text:p>"98":74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table:formula="of:=IF([.B75]=9;[.C74]+1;[.C74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4]+1" office:value-type="float" office:value="75" calcext:value-type="float">
            <text:p>75</text:p>
          </table:table-cell>
          <table:table-cell table:formula="of:=COM.MICROSOFT.CONCAT([.A75];[.B75];[.C75];[.D75];[.E75];[.F75];&quot;,&quot;)" office:value-type="string" office:string-value="&quot;79&quot;:75," calcext:value-type="string">
            <text:p>"79":75,</text:p>
          </table:table-cell>
          <table:table-cell table:formula="of:=COM.MICROSOFT.CONCAT([.A75];[.C75];[.B75];[.D75];[.E75];[.F75];&quot;,&quot;)" office:value-type="string" office:string-value="&quot;97&quot;:75," calcext:value-type="string">
            <text:p>"97":75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table:formula="of:=IF([.B76]=9;[.C75]+1;[.C75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5]+1" office:value-type="float" office:value="76" calcext:value-type="float">
            <text:p>76</text:p>
          </table:table-cell>
          <table:table-cell table:formula="of:=COM.MICROSOFT.CONCAT([.A76];[.B76];[.C76];[.D76];[.E76];[.F76];&quot;,&quot;)" office:value-type="string" office:string-value="&quot;69&quot;:76," calcext:value-type="string">
            <text:p>"69":76,</text:p>
          </table:table-cell>
          <table:table-cell table:formula="of:=COM.MICROSOFT.CONCAT([.A76];[.C76];[.B76];[.D76];[.E76];[.F76];&quot;,&quot;)" office:value-type="string" office:string-value="&quot;96&quot;:76," calcext:value-type="string">
            <text:p>"96":76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table:formula="of:=IF([.B77]=9;[.C76]+1;[.C76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6]+1" office:value-type="float" office:value="77" calcext:value-type="float">
            <text:p>77</text:p>
          </table:table-cell>
          <table:table-cell table:formula="of:=COM.MICROSOFT.CONCAT([.A77];[.B77];[.C77];[.D77];[.E77];[.F77];&quot;,&quot;)" office:value-type="string" office:string-value="&quot;59&quot;:77," calcext:value-type="string">
            <text:p>"59":77,</text:p>
          </table:table-cell>
          <table:table-cell table:formula="of:=COM.MICROSOFT.CONCAT([.A77];[.C77];[.B77];[.D77];[.E77];[.F77];&quot;,&quot;)" office:value-type="string" office:string-value="&quot;95&quot;:77," calcext:value-type="string">
            <text:p>"95":77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table:formula="of:=IF([.B78]=9;[.C77]+1;[.C77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7]+1" office:value-type="float" office:value="78" calcext:value-type="float">
            <text:p>78</text:p>
          </table:table-cell>
          <table:table-cell table:formula="of:=COM.MICROSOFT.CONCAT([.A78];[.B78];[.C78];[.D78];[.E78];[.F78];&quot;,&quot;)" office:value-type="string" office:string-value="&quot;49&quot;:78," calcext:value-type="string">
            <text:p>"49":78,</text:p>
          </table:table-cell>
          <table:table-cell table:formula="of:=COM.MICROSOFT.CONCAT([.A78];[.C78];[.B78];[.D78];[.E78];[.F78];&quot;,&quot;)" office:value-type="string" office:string-value="&quot;94&quot;:78," calcext:value-type="string">
            <text:p>"94":78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table:formula="of:=IF([.B79]=9;[.C78]+1;[.C78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8]+1" office:value-type="float" office:value="79" calcext:value-type="float">
            <text:p>79</text:p>
          </table:table-cell>
          <table:table-cell table:formula="of:=COM.MICROSOFT.CONCAT([.A79];[.B79];[.C79];[.D79];[.E79];[.F79];&quot;,&quot;)" office:value-type="string" office:string-value="&quot;39&quot;:79," calcext:value-type="string">
            <text:p>"39":79,</text:p>
          </table:table-cell>
          <table:table-cell table:formula="of:=COM.MICROSOFT.CONCAT([.A79];[.C79];[.B79];[.D79];[.E79];[.F79];&quot;,&quot;)" office:value-type="string" office:string-value="&quot;93&quot;:79," calcext:value-type="string">
            <text:p>"93":79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table:formula="of:=IF([.B80]=9;[.C79]+1;[.C79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79]+1" office:value-type="float" office:value="80" calcext:value-type="float">
            <text:p>80</text:p>
          </table:table-cell>
          <table:table-cell table:formula="of:=COM.MICROSOFT.CONCAT([.A80];[.B80];[.C80];[.D80];[.E80];[.F80];&quot;,&quot;)" office:value-type="string" office:string-value="&quot;29&quot;:80," calcext:value-type="string">
            <text:p>"29":80,</text:p>
          </table:table-cell>
          <table:table-cell table:formula="of:=COM.MICROSOFT.CONCAT([.A80];[.C80];[.B80];[.D80];[.E80];[.F80];&quot;,&quot;)" office:value-type="string" office:string-value="&quot;92&quot;:80," calcext:value-type="string">
            <text:p>"92":80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formula="of:=IF([.B81]=9;[.C80]+1;[.C80])" office:value-type="float" office:value="9" calcext:value-type="float">
            <text:p>9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table:formula="of:=[.F80]+1" office:value-type="float" office:value="81" calcext:value-type="float">
            <text:p>81</text:p>
          </table:table-cell>
          <table:table-cell table:formula="of:=COM.MICROSOFT.CONCAT([.A81];[.B81];[.C81];[.D81];[.E81];[.F81];&quot;,&quot;)" office:value-type="string" office:string-value="&quot;19&quot;:81," calcext:value-type="string">
            <text:p>"19":81,</text:p>
          </table:table-cell>
          <table:table-cell table:formula="of:=COM.MICROSOFT.CONCAT([.A81];[.C81];[.B81];[.D81];[.E81];[.F81];&quot;,&quot;)" office:value-type="string" office:string-value="&quot;91&quot;:81," calcext:value-type="string">
            <text:p>"91":8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5:19:56.155269340</meta:creation-date>
    <dc:date>2021-06-24T17:54:13.392818517</dc:date>
    <meta:editing-duration>PT2H34M16S</meta:editing-duration>
    <meta:editing-cycles>7</meta:editing-cycles>
    <meta:generator>LibreOffice/7.0.5.2$Linux_X86_64 LibreOffice_project/00$Build-2</meta:generator>
    <meta:document-statistic meta:table-count="1" meta:cell-count="648" meta:object-count="0"/>
  </office:meta>
</office:document-meta>
</file>